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2"/>192 <text:s/>cd Desktop/Attestation</text:p>
      <text:p text:style-name="Standard"><text:s text:c="2"/>193 <text:s/>echo"dogs"&gt;"pets"</text:p>
      <text:p text:style-name="Standard"><text:s text:c="2"/>194 <text:s/>echo "dogs" &gt; "pets"</text:p>
      <text:p text:style-name="Standard"><text:s text:c="2"/>195 <text:s/>echo "cats" &gt;&gt; "pets"</text:p>
      <text:p text:style-name="Standard"><text:s text:c="2"/>196 <text:s/>echo "hamsters" &gt;&gt; "pets"</text:p>
      <text:p text:style-name="Standard"><text:s text:c="2"/>197 <text:s/>echo "horses" &gt; "baggage animals"</text:p>
      <text:p text:style-name="Standard"><text:s text:c="2"/>198 <text:s/>echo "donkeys" &gt; "baggage animals"</text:p>
      <text:p text:style-name="Standard"><text:s text:c="2"/>199 <text:s/>echo "camels" &gt; "baggage animals"</text:p>
      <text:p text:style-name="Standard"><text:s text:c="2"/>200 <text:s/>echo "horses" &gt; "baggage animals"</text:p>
      <text:p text:style-name="Standard"><text:s text:c="2"/>201 <text:s/>echo "donkeys" &gt;&gt; "baggage animals"</text:p>
      <text:p text:style-name="Standard"><text:s text:c="2"/>202 <text:s/>echo "camels" &gt;&gt; "baggage animals"</text:p>
      <text:p text:style-name="Standard"><text:s text:c="2"/>203 <text:s/>cat "pets" "baggage animals" &gt; "friends of humankind"</text:p>
      <text:p text:style-name="Standard"><text:s text:c="2"/>204 <text:s/>mv "friends of humankind" "friends_of_humankind"</text:p>
      <text:p text:style-name="Standard"><text:s text:c="2"/>205 <text:s/>mkdir Friends</text:p>
      <text:p text:style-name="Standard"><text:s text:c="2"/>206 <text:s/>mv friends_of humankind Friends/</text:p>
      <text:p text:style-name="Standard"><text:s text:c="2"/>207 <text:s/>mv friends_of_humankind Friends/</text:p>
      <text:p text:style-name="Standard"><text:s text:c="2"/>208 <text:s/>lsb_release -a</text:p>
      <text:p text:style-name="Standard"><text:s text:c="2"/>209 <text:s/>sudo add-apt-repository 'deb http://repo.mysql.com/apt/ubuntu/ jammy mysql'</text:p>
      <text:p text:style-name="Standard"><text:s text:c="2"/>210 <text:s/>sudo apt update</text:p>
      <text:p text:style-name="Standard"><text:s text:c="2"/>211 <text:s/>sudo apt upgrade</text:p>
      <text:p text:style-name="Standard"><text:s text:c="2"/>212 <text:s/>sudo apt install mysql-server</text:p>
      <text:p text:style-name="Standard"><text:s text:c="2"/>213 <text:s/>mysql</text:p>
      <text:p text:style-name="Standard"><text:s text:c="2"/>214 <text:s/>mysql -u root</text:p>
      <text:p text:style-name="Standard"><text:s text:c="2"/>215 <text:s/>mysql -u root -p</text:p>
      <text:p text:style-name="Standard"><text:s text:c="2"/>216 <text:s/>mysql -u root</text:p>
      <text:p text:style-name="Standard"><text:s text:c="2"/>217 <text:s/>sudo add-apt-repository 'deb http://repo.mysql.com/apt/ubuntu/ jammy mysql-8.0'</text:p>
      <text:p text:style-name="Standard"><text:s text:c="2"/>218 <text:s/>sudo apt install mysql-server</text:p>
      <text:p text:style-name="Standard"><text:s text:c="2"/>219 <text:s/>sudo service mysql stop</text:p>
      <text:p text:style-name="Standard"><text:s text:c="2"/>220 <text:s/>sudo mysqld_safe --skip-grant-tables &amp;</text:p>
      <text:p text:style-name="Standard"><text:s text:c="2"/>221 <text:s/>mysql -u root</text:p>
      <text:p text:style-name="Standard"><text:s text:c="2"/>222 <text:s/>sudo service mysql status</text:p>
      <text:p text:style-name="Standard"><text:s text:c="2"/>223 <text:s/>sudo service mysql start</text:p>
      <text:p text:style-name="Standard"><text:s text:c="2"/>224 <text:s/>cd Desktop/Attestation</text:p>
      <text:p text:style-name="Standard"><text:s text:c="2"/>225 <text:s/>USE mysql;</text:p>
      <text:p text:style-name="Standard"><text:s text:c="2"/>226 <text:s/>USE mysql; UPDATE user SET authentication_string=PASSWORD('nike185') WHERE User='root';FLUSH PRIVILAGES;</text:p>
      <text:p text:style-name="Standard"><text:s text:c="2"/>227 <text:s/>USE mysql; UPDATE user SET authentication_string=PASSWORD ('nike185') WHERE User='root';FLUSH PRIVILAGES;</text:p>
      <text:p text:style-name="Standard"><text:s text:c="2"/>228 <text:s/>mysql -u root</text:p>
      <text:p text:style-name="Standard"><text:s text:c="2"/>229 <text:s/>sudo mysqld_safe ==skip-grant-tables</text:p>
      <text:p text:style-name="Standard"><text:s text:c="2"/>230 <text:s/>sudo mysqld_safe ==skip-grant-tables&amp;</text:p>
      <text:p text:style-name="Standard"><text:s text:c="2"/>231 <text:s/>sudo mysqld_safe ==skip-grant-tables &amp;</text:p>
      <text:p text:style-name="Standard"><text:s text:c="2"/>232 <text:s/>mysql</text:p>
      <text:p text:style-name="Standard"><text:s text:c="2"/>233 <text:s/>mysql -u root -p chani</text:p>
      <text:p text:style-name="Standard"><text:s text:c="2"/>234 <text:s/>mysql -u root -p</text:p>
      <text:p text:style-name="Standard"><text:s text:c="2"/>235 <text:s/>mysql -u root</text:p>
      <text:p text:style-name="Standard"><text:s text:c="2"/>236 <text:s/>sudo service mysql stop</text:p>
      <text:p text:style-name="Standard"><text:s text:c="2"/>237 <text:s/>sudo mysqld_safe --skip-grant-tables &amp;</text:p>
      <text:p text:style-name="Standard"><text:s text:c="2"/>238 <text:s/>sudo mkdir -p /var/run/mysqld</text:p>
      <text:p text:style-name="Standard"><text:s text:c="2"/>239 <text:s/>~sudo mkdir -p /var/run/mysqld</text:p>
      <text:p text:style-name="Standard"><text:s text:c="2"/>240 <text:s/>sudo mkdir -p /var/run/mysqld</text:p>
      <text:p text:style-name="Standard"><text:s text:c="2"/>241 <text:s/>sudo mysqld_safe --skip-grant-tables &amp;</text:p>
      <text:p text:style-name="Standard"><text:soft-page-break/><text:s text:c="2"/>242 <text:s/>mysql -u root</text:p>
      <text:p text:style-name="Standard"><text:s text:c="2"/>243 <text:s/>sudo service mysql status</text:p>
      <text:p text:style-name="Standard"><text:s text:c="2"/>244 <text:s/>sudo service mysql start</text:p>
      <text:p text:style-name="Standard"><text:s text:c="2"/>245 <text:s/>ls -la /var/run/mysqld/</text:p>
      <text:p text:style-name="Standard"><text:s text:c="2"/>246 <text:s/>sudo mysqld_safe --skip-grant-tables &amp;</text:p>
      <text:p text:style-name="Standard"><text:s text:c="2"/>247 <text:s/>mysql -u root</text:p>
      <text:p text:style-name="Standard"><text:s text:c="2"/>248 <text:s/>sudo mysqld_safe --skip-grant-tables &amp;</text:p>
      <text:p text:style-name="Standard"><text:s text:c="2"/>249 <text:s/>mysql -u root</text:p>
      <text:p text:style-name="Standard"><text:s text:c="2"/>250 <text:s/>sudo mysqld_safe --skip-grant-tables &amp; mysql -u root</text:p>
      <text:p text:style-name="Standard"><text:s text:c="2"/>251 <text:s/>USE mysql;</text:p>
      <text:p text:style-name="Standard"><text:s text:c="2"/>252 <text:s/>UPDATE user SET authentication_string=PASSWORD('новый_пароль') WHERE User='root';</text:p>
      <text:p text:style-name="Standard"><text:s text:c="2"/>253 <text:s/>FLUSH PRIVILEGES;</text:p>
      <text:p text:style-name="Standard"><text:s text:c="2"/>254 <text:s/>mysql -u root</text:p>
      <text:p text:style-name="Standard"><text:s text:c="2"/>255 <text:s/>mysql -u root -p</text:p>
      <text:p text:style-name="Standard"><text:s text:c="2"/>256 <text:s/>sudo apt remove --purge mysql-server mysql-client mysql-common</text:p>
      <text:p text:style-name="Standard"><text:s text:c="2"/>257 <text:s/>sudo apt autoremove</text:p>
      <text:p text:style-name="Standard"><text:s text:c="2"/>258 <text:s/>sudo rm -rf /etc/mysql /var/lib/mysql</text:p>
      <text:p text:style-name="Standard"><text:s text:c="2"/>259 <text:s/>sudo apt update</text:p>
      <text:p text:style-name="Standard"><text:s text:c="2"/>260 <text:s/>sudo apt install mysql-server mysql-client</text:p>
      <text:p text:style-name="Standard"><text:s text:c="2"/>261 <text:s/>sudo service mysql start</text:p>
      <text:p text:style-name="Standard"><text:s text:c="2"/>262 <text:s/>mysql -u root</text:p>
      <text:p text:style-name="Standard"><text:s text:c="2"/>263 <text:s/>sudo service mysql stop</text:p>
      <text:p text:style-name="Standard"><text:s text:c="2"/>264 <text:s/>sudo mysqld_safe --skip-grant-tables &amp;</text:p>
      <text:p text:style-name="Standard"><text:s text:c="2"/>265 <text:s/>sudo mysql_safe --skip-grant-tables &amp;</text:p>
      <text:p text:style-name="Standard"><text:s text:c="2"/>266 <text:s/>sudo mysqld_safe --skip-grant-tables &amp;</text:p>
      <text:p text:style-name="Standard"><text:s text:c="2"/>267 <text:s/>sudo mysqld_safe --skip-grant-tables &amp; mysql -u root</text:p>
      <text:p text:style-name="Standard"><text:s text:c="2"/>268 <text:s/>sudo mysqld_safe --skip-grant-tables --skip-networking &amp;</text:p>
      <text:p text:style-name="Standard"><text:s text:c="2"/>269 <text:s/>mysql -u root</text:p>
      <text:p text:style-name="Standard"><text:s text:c="2"/>270 <text:s/>sudo apt purge mysql-server mysql-client mysql-common</text:p>
      <text:p text:style-name="Standard"><text:s text:c="2"/>271 <text:s/>sudo apt autoremove</text:p>
      <text:p text:style-name="Standard"><text:s text:c="2"/>272 <text:s/>sudo rm /etc/apt/sources.list.d/mysql.list</text:p>
      <text:p text:style-name="Standard"><text:s text:c="2"/>273 <text:s/>sudo rm -rf /etc/mysql /var/lib/mysql /var/log/mysql /var/run/mysqld</text:p>
      <text:p text:style-name="Standard"><text:s text:c="2"/>274 <text:s/>sudo add-apt-repository 'deb http://repo.mysql.com/apt/ubuntu/ jammy mysql-8.0'</text:p>
      <text:p text:style-name="Standard"><text:s text:c="2"/>275 <text:s/>sudo apt update</text:p>
      <text:p text:style-name="Standard"><text:s text:c="2"/>276 <text:s/>sudo apt install mysql-server</text:p>
      <text:p text:style-name="Standard"><text:s text:c="2"/>277 <text:s/>mysql -u root</text:p>
      <text:p text:style-name="Standard"><text:s text:c="2"/>278 <text:s/>mysql -u nikeguga</text:p>
      <text:p text:style-name="Standard"><text:s text:c="2"/>279 <text:s/>mysql -u nikeguga -p</text:p>
      <text:p text:style-name="Standard"><text:s text:c="2"/>280 <text:s/>mysql -u paul -p</text:p>
      <text:p text:style-name="Standard"><text:s text:c="2"/>281 <text:s/>mysql -u paul</text:p>
      <text:p text:style-name="Standard"><text:s text:c="2"/>282 <text:s/>mysql -u nikeguga -p</text:p>
      <text:p text:style-name="Standard"><text:s text:c="2"/>283 <text:s/>mysql -u root</text:p>
      <text:p text:style-name="Standard"><text:s text:c="2"/>284 <text:s/>sudo mysql -u root</text:p>
      <text:p text:style-name="Standard"><text:s text:c="2"/>285 <text:s/>ALTER USER 'root'@'localhost' IDENTIFIED WITH mysql_native_password BY 'test'; </text:p>
      <text:p text:style-name="Standard"><text:s text:c="2"/>286 <text:s/>mysql --version</text:p>
      <text:p text:style-name="Standard"><text:s text:c="2"/>287 <text:s/>sudo mysql -u root</text:p>
      <text:p text:style-name="Standard"><text:s text:c="2"/>288 <text:s/>sudo apt install htop</text:p>
      <text:p text:style-name="Standard"><text:s text:c="2"/>289 <text:s/>sudo apt remove htop</text:p>
      <text:p text:style-name="Standard"><text:s text:c="2"/>290 <text:s/>sudo apt-get download htop</text:p>
      <text:p text:style-name="Standard"><text:s text:c="2"/>291 <text:s/>sudo apt-get download htop</text:p>
      <text:p text:style-name="Standard"><text:s text:c="2"/>292 <text:s/>sudo dpkg -i htop_*.deb</text:p>
      <text:p text:style-name="Standard"><text:soft-page-break/><text:s text:c="2"/>293 <text:s/>sudo dpkg -r htop</text:p>
      <text:p text:style-name="Standard"><text:s text:c="2"/>294 <text:s/>histor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01:38:08.724133565</meta:creation-date>
    <dc:date>2024-04-05T01:38:47.397725957</dc:date>
    <meta:editing-duration>PT39S</meta:editing-duration>
    <meta:editing-cycles>1</meta:editing-cycles>
    <meta:document-statistic meta:table-count="0" meta:image-count="0" meta:object-count="0" meta:page-count="3" meta:paragraph-count="103" meta:word-count="527" meta:character-count="3773" meta:non-whitespace-character-count="3053"/>
    <meta:generator>LibreOffice/7.3.7.2$Linux_X86_64 LibreOffice_project/30$Build-2</meta:generator>
  </office:meta>
</office:document-meta>
</file>